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39cm" fo:min-width="0.93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ff3300"/>
    </style:style>
    <style:style style:name="P5" style:family="paragraph">
      <loext:graphic-properties draw:fill="none" draw:fill-color="#ffffff"/>
      <style:text-properties fo:color="#ff3300"/>
    </style:style>
    <style:style style:name="P6" style:family="paragraph">
      <style:text-properties fo:color="#cc0000"/>
    </style:style>
    <style:style style:name="P7" style:family="paragraph">
      <loext:graphic-properties draw:fill="none" draw:fill-color="#ffffff"/>
      <style:text-properties fo:color="#cc0000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tore Number into Doubly-linked list</text:p>
          </draw:text-box>
        </draw:frame>
        <draw:custom-shape draw:style-name="gr1" draw:text-style-name="P1" draw:layer="layout" svg:width="2.032cm" svg:height="1.397cm" svg:x="6.72cm" svg:y="9.39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4.206cm" svg:height="1.673cm" svg:x="1.89cm" svg:y="6.201cm">
          <draw:text-box>
            <text:p>L1: 1 2 3 4 5 </text:p>
            <text:p>L2: <text:s text:c="3"/>7 8 9 0</text:p>
          </draw:text-box>
        </draw:frame>
        <draw:custom-shape draw:style-name="gr1" draw:text-style-name="P1" draw:layer="layout" svg:width="2.032cm" svg:height="1.397cm" svg:x="9.768cm" svg:y="9.39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397cm" svg:x="13.07cm" svg:y="9.39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397cm" svg:x="16.118cm" svg:y="9.39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397cm" svg:x="19.293cm" svg:y="9.39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397cm" svg:x="6.691cm" svg:y="12.192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397cm" svg:x="9.993cm" svg:y="12.192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397cm" svg:x="13.041cm" svg:y="12.192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397cm" svg:x="16.216cm" svg:y="12.192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8.879cm" svg:y1="10.033cm" svg:x2="9.895cm" svg:y2="10.033cm">
          <text:p/>
        </draw:line>
        <draw:line draw:style-name="gr3" draw:text-style-name="P3" draw:layer="layout" svg:x1="15.102cm" svg:y1="9.779cm" svg:x2="16.245cm" svg:y2="9.779cm">
          <text:p/>
        </draw:line>
        <draw:line draw:style-name="gr3" draw:text-style-name="P3" draw:layer="layout" svg:x1="18.023cm" svg:y1="9.779cm" svg:x2="19.293cm" svg:y2="9.779cm">
          <text:p/>
        </draw:line>
        <draw:line draw:style-name="gr3" draw:text-style-name="P3" draw:layer="layout" svg:x1="8.723cm" svg:y1="12.7cm" svg:x2="10.12cm" svg:y2="12.7cm">
          <text:p/>
        </draw:line>
        <draw:line draw:style-name="gr3" draw:text-style-name="P3" draw:layer="layout" svg:x1="11.898cm" svg:y1="12.446cm" svg:x2="13.168cm" svg:y2="12.446cm">
          <text:p/>
        </draw:line>
        <draw:line draw:style-name="gr3" draw:text-style-name="P3" draw:layer="layout" svg:x1="15.073cm" svg:y1="12.573cm" svg:x2="16.216cm" svg:y2="12.573cm">
          <text:p/>
        </draw:line>
        <draw:frame draw:style-name="gr2" draw:text-style-name="P2" draw:layer="layout" svg:width="1.907cm" svg:height="0.962cm" svg:x="4.18cm" svg:y="9.706cm">
          <draw:text-box>
            <text:p>head</text:p>
          </draw:text-box>
        </draw:frame>
        <draw:frame draw:style-name="gr2" draw:text-style-name="P2" draw:layer="layout" svg:width="1.907cm" svg:height="0.962cm" svg:x="3.895cm" svg:y="12.373cm">
          <draw:text-box>
            <text:p>head</text:p>
          </draw:text-box>
        </draw:frame>
        <draw:line draw:style-name="gr3" draw:text-style-name="P3" draw:layer="layout" svg:x1="5.548cm" svg:y1="12.7cm" svg:x2="6.691cm" svg:y2="12.7cm">
          <text:p/>
        </draw:line>
        <draw:line draw:style-name="gr3" draw:text-style-name="P3" draw:layer="layout" svg:x1="5.782cm" svg:y1="9.906cm" svg:x2="6.925cm" svg:y2="9.906cm">
          <text:p/>
        </draw:line>
        <draw:line draw:style-name="gr3" draw:text-style-name="P3" draw:layer="layout" svg:x1="9.641cm" svg:y1="10.414cm" svg:x2="8.625cm" svg:y2="10.414cm">
          <text:p/>
        </draw:line>
        <draw:line draw:style-name="gr3" draw:text-style-name="P3" draw:layer="layout" svg:x1="13.07cm" svg:y1="10.414cm" svg:x2="11.673cm" svg:y2="10.414cm">
          <text:p/>
        </draw:line>
        <draw:line draw:style-name="gr3" draw:text-style-name="P3" draw:layer="layout" svg:x1="11.8cm" svg:y1="9.779cm" svg:x2="13.197cm" svg:y2="9.779cm">
          <text:p/>
        </draw:line>
        <draw:line draw:style-name="gr3" draw:text-style-name="P3" draw:layer="layout" svg:x1="16.245cm" svg:y1="10.414cm" svg:x2="14.975cm" svg:y2="10.414cm">
          <text:p/>
        </draw:line>
        <draw:line draw:style-name="gr3" draw:text-style-name="P3" draw:layer="layout" svg:x1="19.42cm" svg:y1="10.541cm" svg:x2="18.15cm" svg:y2="10.541cm">
          <text:p/>
        </draw:line>
        <draw:line draw:style-name="gr3" draw:text-style-name="P3" draw:layer="layout" svg:x1="16.089cm" svg:y1="13.335cm" svg:x2="15.073cm" svg:y2="13.335cm">
          <text:p/>
        </draw:line>
        <draw:line draw:style-name="gr3" draw:text-style-name="P3" draw:layer="layout" svg:x1="13.041cm" svg:y1="13.335cm" svg:x2="12.025cm" svg:y2="13.335cm">
          <text:p/>
        </draw:line>
        <draw:line draw:style-name="gr3" draw:text-style-name="P3" draw:layer="layout" svg:x1="9.866cm" svg:y1="13.208cm" svg:x2="8.723cm" svg:y2="13.208cm">
          <text:p/>
        </draw:line>
        <draw:line draw:style-name="gr3" draw:text-style-name="P3" draw:layer="layout" svg:x1="6.691cm" svg:y1="13.208cm" svg:x2="5.421cm" svg:y2="13.208cm">
          <text:p/>
        </draw:line>
        <draw:line draw:style-name="gr3" draw:text-style-name="P3" draw:layer="layout" svg:x1="4.035cm" svg:y1="12.827cm" svg:x2="2.892cm" svg:y2="12.827cm">
          <text:p/>
        </draw:line>
        <draw:line draw:style-name="gr3" draw:text-style-name="P3" draw:layer="layout" svg:x1="20.895cm" svg:y1="9.906cm" svg:x2="22.038cm" svg:y2="9.906cm">
          <text:p/>
        </draw:line>
        <draw:line draw:style-name="gr3" draw:text-style-name="P3" draw:layer="layout" svg:x1="18.005cm" svg:y1="12.573cm" svg:x2="19.148cm" svg:y2="12.573cm">
          <text:p/>
        </draw:line>
        <draw:frame draw:style-name="gr2" draw:text-style-name="P2" draw:layer="layout" svg:width="2.119cm" svg:height="0.962cm" svg:x="1.016cm" svg:y="12.373cm">
          <draw:text-box>
            <text:p>NULL</text:p>
          </draw:text-box>
        </draw:frame>
        <draw:frame draw:style-name="gr2" draw:text-style-name="P2" draw:layer="layout" svg:width="2.119cm" svg:height="0.962cm" svg:x="1.045cm" svg:y="9.652cm">
          <draw:text-box>
            <text:p>NULL</text:p>
          </draw:text-box>
        </draw:frame>
        <draw:line draw:style-name="gr3" draw:text-style-name="P3" draw:layer="layout" svg:x1="4.434cm" svg:y1="10.16cm" svg:x2="3.164cm" svg:y2="10.16cm">
          <text:p/>
        </draw:line>
        <draw:frame draw:style-name="gr2" draw:text-style-name="P2" draw:layer="layout" svg:width="2.119cm" svg:height="0.962cm" svg:x="21.982cm" svg:y="12.446cm">
          <draw:text-box>
            <text:p>NULL</text:p>
          </draw:text-box>
        </draw:frame>
        <draw:frame draw:style-name="gr2" draw:text-style-name="P2" draw:layer="layout" svg:width="1.311cm" svg:height="0.962cm" svg:x="22.292cm" svg:y="9.706cm">
          <draw:text-box>
            <text:p>tail</text:p>
          </draw:text-box>
        </draw:frame>
        <draw:line draw:style-name="gr3" draw:text-style-name="P3" draw:layer="layout" svg:x1="7.052cm" svg:y1="10.414cm" svg:x2="6.036cm" svg:y2="10.414cm">
          <text:p/>
        </draw:line>
        <draw:line draw:style-name="gr3" draw:text-style-name="P3" draw:layer="layout" svg:x1="22.038cm" svg:y1="10.414cm" svg:x2="21.022cm" svg:y2="10.414cm">
          <text:p/>
        </draw:line>
        <draw:line draw:style-name="gr3" draw:text-style-name="P3" draw:layer="layout" svg:x1="23.603cm" svg:y1="10.16cm" svg:x2="24.873cm" svg:y2="10.16cm">
          <text:p/>
        </draw:line>
        <draw:frame draw:style-name="gr2" draw:text-style-name="P2" draw:layer="layout" svg:width="2.119cm" svg:height="0.962cm" svg:x="24.805cm" svg:y="9.652cm">
          <draw:text-box>
            <text:p>NULL</text:p>
          </draw:text-box>
        </draw:frame>
        <draw:frame draw:style-name="gr2" draw:text-style-name="P2" draw:layer="layout" svg:width="1.311cm" svg:height="0.962cm" svg:x="19.275cm" svg:y="12.373cm">
          <draw:text-box>
            <text:p>tail</text:p>
          </draw:text-box>
        </draw:frame>
        <draw:line draw:style-name="gr3" draw:text-style-name="P3" draw:layer="layout" svg:x1="19.021cm" svg:y1="13.081cm" svg:x2="18.005cm" svg:y2="13.081cm">
          <text:p/>
        </draw:line>
        <draw:line draw:style-name="gr3" draw:text-style-name="P3" draw:layer="layout" svg:x1="20.545cm" svg:y1="12.827cm" svg:x2="21.815cm" svg:y2="12.827cm">
          <text:p/>
        </draw:line>
        <draw:custom-shape draw:style-name="gr1" draw:text-style-name="P1" draw:layer="layout" svg:width="2.032cm" svg:height="1.397cm" svg:x="6.739cm" svg:y="14.986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397cm" svg:x="9.787cm" svg:y="14.986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397cm" svg:x="13.089cm" svg:y="14.98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397cm" svg:x="16.137cm" svg:y="14.986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397cm" svg:x="19.312cm" svg:y="14.98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8.898cm" svg:y1="15.621cm" svg:x2="9.914cm" svg:y2="15.621cm">
          <text:p/>
        </draw:line>
        <draw:line draw:style-name="gr3" draw:text-style-name="P3" draw:layer="layout" svg:x1="15.121cm" svg:y1="15.367cm" svg:x2="16.264cm" svg:y2="15.367cm">
          <text:p/>
        </draw:line>
        <draw:line draw:style-name="gr3" draw:text-style-name="P3" draw:layer="layout" svg:x1="18.042cm" svg:y1="15.367cm" svg:x2="19.312cm" svg:y2="15.367cm">
          <text:p/>
        </draw:line>
        <draw:frame draw:style-name="gr2" draw:text-style-name="P2" draw:layer="layout" svg:width="1.907cm" svg:height="0.962cm" svg:x="4.199cm" svg:y="15.294cm">
          <draw:text-box>
            <text:p>head</text:p>
          </draw:text-box>
        </draw:frame>
        <draw:line draw:style-name="gr3" draw:text-style-name="P3" draw:layer="layout" svg:x1="5.801cm" svg:y1="15.494cm" svg:x2="6.944cm" svg:y2="15.494cm">
          <text:p/>
        </draw:line>
        <draw:line draw:style-name="gr3" draw:text-style-name="P3" draw:layer="layout" svg:x1="9.66cm" svg:y1="16.002cm" svg:x2="8.644cm" svg:y2="16.002cm">
          <text:p/>
        </draw:line>
        <draw:line draw:style-name="gr3" draw:text-style-name="P3" draw:layer="layout" svg:x1="13.089cm" svg:y1="16.002cm" svg:x2="11.692cm" svg:y2="16.002cm">
          <text:p/>
        </draw:line>
        <draw:line draw:style-name="gr3" draw:text-style-name="P3" draw:layer="layout" svg:x1="11.819cm" svg:y1="15.367cm" svg:x2="13.216cm" svg:y2="15.367cm">
          <text:p/>
        </draw:line>
        <draw:line draw:style-name="gr3" draw:text-style-name="P3" draw:layer="layout" svg:x1="16.264cm" svg:y1="16.002cm" svg:x2="14.994cm" svg:y2="16.002cm">
          <text:p/>
        </draw:line>
        <draw:line draw:style-name="gr3" draw:text-style-name="P3" draw:layer="layout" svg:x1="19.439cm" svg:y1="16.129cm" svg:x2="18.169cm" svg:y2="16.129cm">
          <text:p/>
        </draw:line>
        <draw:line draw:style-name="gr3" draw:text-style-name="P3" draw:layer="layout" svg:x1="20.914cm" svg:y1="15.494cm" svg:x2="22.057cm" svg:y2="15.494cm">
          <text:p/>
        </draw:line>
        <draw:frame draw:style-name="gr2" draw:text-style-name="P2" draw:layer="layout" svg:width="2.119cm" svg:height="0.962cm" svg:x="1.064cm" svg:y="15.24cm">
          <draw:text-box>
            <text:p>NULL</text:p>
          </draw:text-box>
        </draw:frame>
        <draw:line draw:style-name="gr3" draw:text-style-name="P3" draw:layer="layout" svg:x1="4.453cm" svg:y1="15.748cm" svg:x2="3.183cm" svg:y2="15.748cm">
          <text:p/>
        </draw:line>
        <draw:frame draw:style-name="gr2" draw:text-style-name="P2" draw:layer="layout" svg:width="1.311cm" svg:height="0.962cm" svg:x="22.311cm" svg:y="15.294cm">
          <draw:text-box>
            <text:p>tail</text:p>
          </draw:text-box>
        </draw:frame>
        <draw:line draw:style-name="gr3" draw:text-style-name="P3" draw:layer="layout" svg:x1="7.071cm" svg:y1="16.002cm" svg:x2="6.055cm" svg:y2="16.002cm">
          <text:p/>
        </draw:line>
        <draw:line draw:style-name="gr3" draw:text-style-name="P3" draw:layer="layout" svg:x1="22.057cm" svg:y1="16.002cm" svg:x2="21.041cm" svg:y2="16.002cm">
          <text:p/>
        </draw:line>
        <draw:line draw:style-name="gr3" draw:text-style-name="P3" draw:layer="layout" svg:x1="23.622cm" svg:y1="15.748cm" svg:x2="24.892cm" svg:y2="15.748cm">
          <text:p/>
        </draw:line>
        <draw:frame draw:style-name="gr4" draw:text-style-name="P2" draw:layer="layout" svg:width="2.119cm" svg:height="1.216cm" svg:x="25.146cm" svg:y="15.24cm">
          <draw:text-box>
            <text:p>NULL</text:p>
          </draw:text-box>
        </draw:frame>
        <draw:frame draw:style-name="gr2" draw:text-style-name="P5" draw:layer="layout" svg:width="0.875cm" svg:height="0.962cm" svg:x="7.253cm" svg:y="10.976cm">
          <draw:text-box>
            <text:p text:style-name="P4">+</text:p>
          </draw:text-box>
        </draw:frame>
        <draw:frame draw:style-name="gr5" draw:text-style-name="P7" draw:layer="layout" svg:width="0.875cm" svg:height="0.962cm" svg:x="7.253cm" svg:y="13.97cm">
          <draw:text-box>
            <text:p text:style-name="P6">=</text:p>
          </draw:text-box>
        </draw:frame>
        <draw:frame draw:style-name="gr2" draw:text-style-name="P2" draw:layer="layout" svg:width="4.028cm" svg:height="0.962cm" svg:x="1.814cm" svg:y="18.034cm">
          <draw:text-box>
            <text:p>L3: 2 0 2 3 5</text:p>
          </draw:text-box>
        </draw:frame>
        <draw:frame draw:style-name="gr6" draw:text-style-name="P2" draw:layer="layout" svg:width="2.032cm" svg:height="1.016cm" svg:x="0.508cm" svg:y="8.382cm">
          <draw:text-box>
            <text:p>L1:</text:p>
          </draw:text-box>
        </draw:frame>
        <draw:frame draw:style-name="gr6" draw:text-style-name="P2" draw:layer="layout" svg:width="2.032cm" svg:height="1.016cm" svg:x="0.508cm" svg:y="11.176cm">
          <draw:text-box>
            <text:p>L2:</text:p>
          </draw:text-box>
        </draw:frame>
        <draw:frame draw:style-name="gr6" draw:text-style-name="P2" draw:layer="layout" svg:width="2.032cm" svg:height="1.016cm" svg:x="0.508cm" svg:y="14.224cm">
          <draw:text-box>
            <text:p>L3: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UKai CN" style:font-family-asian="'AR PL UKai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Kai CN" style:font-family-asian="'AR PL UKai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Kai CN" style:font-family-asian="'AR PL UKai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UKai CN" style:font-family-asian="'AR PL UKai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7T00:17:35.957790580</meta:creation-date>
    <dc:date>2017-01-27T00:55:08.028985882</dc:date>
    <meta:editing-duration>PT37M30S</meta:editing-duration>
    <meta:editing-cycles>7</meta:editing-cycles>
    <meta:generator>LibreOffice/5.1.4.2$Linux_X86_64 LibreOffice_project/10m0$Build-2</meta:generator>
    <meta:document-statistic meta:object-count="97"/>
  </office:meta>
</office:document-meta>
</file>